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ab-stops>
          <style:tab-stop style:position="4.101cm"/>
        </style:tab-stops>
      </style:paragraph-properties>
      <style:text-properties style:font-name="Liberation Serif" fo:language="de" fo:country="DE" style:text-underline-style="none" officeooo:paragraph-rsid="00216a7b" style:language-asian="zxx" style:country-asian="none" style:language-complex="zxx" style:country-complex="none" style:script-type="latin"/>
    </style:style>
    <style:style style:name="P2" style:family="paragraph" style:parent-style-name="Heading_20_1">
      <style:paragraph-properties fo:text-align="justify" style:justify-single-word="false">
        <style:tab-stops>
          <style:tab-stop style:position="4.101cm"/>
        </style:tab-stops>
      </style:paragraph-properties>
      <style:text-properties fo:language="de" fo:country="DE" officeooo:paragraph-rsid="00216a7b"/>
    </style:style>
    <style:style style:name="P3" style:family="paragraph" style:parent-style-name="Text_20_body">
      <style:paragraph-properties fo:text-align="justify" style:justify-single-word="false">
        <style:tab-stops>
          <style:tab-stop style:position="4.101cm"/>
        </style:tab-stops>
      </style:paragraph-properties>
      <style:text-properties style:font-name="Liberation Serif" fo:font-size="12pt" fo:language="de" fo:country="DE" style:text-underline-style="none" fo:font-weight="normal" officeooo:rsid="000389a7" officeooo:paragraph-rsid="00216a7b" style:font-size-asian="10.5pt" style:language-asian="zxx" style:country-asian="none" style:font-weight-asian="normal" style:font-size-complex="12pt" style:language-complex="zxx" style:country-complex="none" style:font-weight-complex="normal" style:script-type="latin"/>
    </style:style>
    <style:style style:name="P4"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style:text-underline-style="none" officeooo:paragraph-rsid="00216a7b" style:language-asian="zxx" style:country-asian="none" style:language-complex="zxx" style:country-complex="none" style:script-type="latin"/>
    </style:style>
    <style:style style:name="P5" style:family="paragraph" style:parent-style-name="Text_20_body">
      <style:paragraph-properties fo:text-align="justify" style:justify-single-word="false">
        <style:tab-stops>
          <style:tab-stop style:position="4.101cm"/>
        </style:tab-stops>
      </style:paragraph-properties>
      <style:text-properties style:font-name="Liberation Serif" fo:font-size="12pt" fo:language="de" fo:country="DE" style:text-underline-style="none" fo:font-weight="normal" officeooo:rsid="00055af7" officeooo:paragraph-rsid="00216a7b" style:font-size-asian="10.5pt" style:language-asian="zxx" style:country-asian="none" style:font-weight-asian="normal" style:font-size-complex="12pt" style:language-complex="zxx" style:country-complex="none" style:font-weight-complex="normal" style:script-type="latin"/>
    </style:style>
    <style:style style:name="P6"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paragraph-rsid="00216a7b" style:language-asian="zxx" style:country-asian="none" style:language-complex="zxx" style:country-complex="none" style:script-type="latin"/>
    </style:style>
    <style:style style:name="P7"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9647f" officeooo:paragraph-rsid="00216a7b" style:language-asian="zxx" style:country-asian="none" style:language-complex="zxx" style:country-complex="none" style:script-type="latin"/>
    </style:style>
    <style:style style:name="P8"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ac1fd" officeooo:paragraph-rsid="00216a7b" style:language-asian="zxx" style:country-asian="none" style:language-complex="zxx" style:country-complex="none" style:script-type="latin"/>
    </style:style>
    <style:style style:name="P9"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bf4a0" officeooo:paragraph-rsid="00216a7b" style:language-asian="zxx" style:country-asian="none" style:language-complex="zxx" style:country-complex="none" style:script-type="latin"/>
    </style:style>
    <style:style style:name="P10"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e2151" officeooo:paragraph-rsid="00216a7b" style:language-asian="zxx" style:country-asian="none" style:language-complex="zxx" style:country-complex="none" style:script-type="latin"/>
    </style:style>
    <style:style style:name="P11"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edc60" officeooo:paragraph-rsid="00216a7b" style:language-asian="zxx" style:country-asian="none" style:language-complex="zxx" style:country-complex="none" style:script-type="latin"/>
    </style:style>
    <style:style style:name="P12" style:family="paragraph" style:parent-style-name="Text_20_body">
      <style:paragraph-properties fo:text-align="justify" style:justify-single-word="false">
        <style:tab-stops>
          <style:tab-stop style:position="4.101cm"/>
        </style:tab-stops>
      </style:paragraph-properties>
      <style:text-properties officeooo:paragraph-rsid="00216a7b"/>
    </style:style>
    <style:style style:name="P13"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0fb3f3" officeooo:paragraph-rsid="00216a7b" style:language-asian="zxx" style:country-asian="none" style:font-style-asian="normal" style:language-complex="zxx" style:country-complex="none" style:font-style-complex="normal" style:script-type="latin"/>
    </style:style>
    <style:style style:name="P14"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1edde" officeooo:paragraph-rsid="00216a7b" style:language-asian="zxx" style:country-asian="none" style:font-style-asian="normal" style:language-complex="zxx" style:country-complex="none" style:font-style-complex="normal" style:script-type="latin"/>
    </style:style>
    <style:style style:name="P15"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4ebe2" officeooo:paragraph-rsid="00216a7b" style:language-asian="zxx" style:country-asian="none" style:font-style-asian="normal" style:language-complex="zxx" style:country-complex="none" style:font-style-complex="normal" style:script-type="latin"/>
    </style:style>
    <style:style style:name="P16"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6cb49" officeooo:paragraph-rsid="00216a7b" style:language-asian="zxx" style:country-asian="none" style:font-style-asian="normal" style:language-complex="zxx" style:country-complex="none" style:font-style-complex="normal" style:script-type="latin"/>
    </style:style>
    <style:style style:name="P17"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89d3e" officeooo:paragraph-rsid="00216a7b" style:language-asian="zxx" style:country-asian="none" style:font-style-asian="normal" style:language-complex="zxx" style:country-complex="none" style:font-style-complex="normal" style:script-type="latin"/>
    </style:style>
    <style:style style:name="P18"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9d16b" officeooo:paragraph-rsid="00216a7b" style:language-asian="zxx" style:country-asian="none" style:font-style-asian="normal" style:language-complex="zxx" style:country-complex="none" style:font-style-complex="normal" style:script-type="latin"/>
    </style:style>
    <style:style style:name="P19"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cc3ef" officeooo:paragraph-rsid="00216a7b" style:language-asian="zxx" style:country-asian="none" style:font-style-asian="normal" style:language-complex="zxx" style:country-complex="none" style:font-style-complex="normal" style:script-type="latin"/>
    </style:style>
    <style:style style:name="P20"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bold" officeooo:rsid="002023f7" officeooo:paragraph-rsid="00216a7b" style:language-asian="zxx" style:country-asian="none" style:font-style-asian="normal" style:font-weight-asian="bold" style:language-complex="zxx" style:country-complex="none" style:font-style-complex="normal" style:font-weight-complex="bold" style:script-type="latin"/>
    </style:style>
    <style:style style:name="P21"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normal" officeooo:rsid="00219370" officeooo:paragraph-rsid="00216a7b" style:language-asian="zxx" style:country-asian="none" style:font-style-asian="normal" style:font-weight-asian="normal" style:language-complex="zxx" style:country-complex="none" style:font-style-complex="normal" style:font-weight-complex="normal" style:script-type="latin"/>
    </style:style>
    <style:style style:name="P22"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normal" officeooo:rsid="0022d027" officeooo:paragraph-rsid="00216a7b" style:language-asian="zxx" style:country-asian="none" style:font-style-asian="normal" style:font-weight-asian="normal" style:language-complex="zxx" style:country-complex="none" style:font-style-complex="normal" style:font-weight-complex="normal" style:script-type="latin"/>
    </style:style>
    <style:style style:name="P23"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normal" officeooo:rsid="0024fbdd" officeooo:paragraph-rsid="00216a7b" style:language-asian="zxx" style:country-asian="none" style:font-style-asian="normal" style:font-weight-asian="normal" style:language-complex="zxx" style:country-complex="none" style:font-style-complex="normal" style:font-weight-complex="normal" style:script-type="latin"/>
    </style:style>
    <style:style style:name="P24"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paragraph-rsid="00216a7b" style:script-type="latin"/>
    </style:style>
    <style:style style:name="P25"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weight="normal" officeooo:rsid="0024fbdd" officeooo:paragraph-rsid="00216a7b" style:font-weight-asian="normal" style:font-weight-complex="normal" style:script-type="latin"/>
    </style:style>
    <style:style style:name="P26"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282593" officeooo:paragraph-rsid="00216a7b" style:script-type="latin"/>
    </style:style>
    <style:style style:name="P27"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2919bd" officeooo:paragraph-rsid="00216a7b" style:script-type="latin"/>
    </style:style>
    <style:style style:name="P28" style:family="paragraph" style:parent-style-name="Heading_20_1">
      <style:paragraph-properties fo:break-before="page" fo:keep-with-next="always"/>
      <style:text-properties style:font-name="Liberation Serif" fo:language="de" fo:country="DE" officeooo:rsid="000a0409" officeooo:paragraph-rsid="000a0409" style:font-name-asian="Noto Sans CJK SC" style:font-name-complex="Noto Sans Devanagari1" style:script-type="latin"/>
    </style:style>
    <style:style style:name="P29" style:family="paragraph" style:parent-style-name="Standard">
      <style:paragraph-properties fo:margin-top="0.101cm" fo:margin-bottom="0.101cm" style:contextual-spacing="false" fo:text-align="justify" style:justify-single-word="false"/>
      <style:text-properties style:font-name="Liberation Serif" fo:language="de" fo:country="DE" style:script-type="latin"/>
    </style:style>
    <style:style style:name="P30"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d2ab4" style:script-type="latin"/>
    </style:style>
    <style:style style:name="P31" style:family="paragraph" style:parent-style-name="Standard">
      <style:paragraph-properties fo:margin-top="0.101cm" fo:margin-bottom="0.101cm" style:contextual-spacing="false" fo:text-align="justify" style:justify-single-word="false"/>
      <style:text-properties style:font-name="Liberation Serif" fo:language="de" fo:country="DE" fo:font-weight="bold" style:font-weight-asian="bold" style:font-weight-complex="bold" style:script-type="latin"/>
    </style:style>
    <style:style style:name="P32" style:family="paragraph" style:parent-style-name="Standard">
      <style:paragraph-properties fo:margin-top="0.101cm" fo:margin-bottom="0.101cm" style:contextual-spacing="false" fo:text-align="justify" style:justify-single-word="false"/>
      <style:text-properties style:font-name="Liberation Serif" fo:language="de" fo:country="DE" fo:font-weight="normal" officeooo:paragraph-rsid="001a31f2" style:font-weight-asian="normal" style:font-weight-complex="normal" style:script-type="latin"/>
    </style:style>
    <style:style style:name="P33" style:family="paragraph" style:parent-style-name="Standard">
      <style:paragraph-properties fo:margin-top="0.101cm" fo:margin-bottom="0.101cm" style:contextual-spacing="false" fo:text-align="justify" style:justify-single-word="false"/>
      <style:text-properties style:font-name="Liberation Serif" fo:language="de" fo:country="DE" fo:font-weight="bold" officeooo:paragraph-rsid="001a31f2" style:font-weight-asian="bold" style:font-weight-complex="bold" style:script-type="latin"/>
    </style:style>
    <style:style style:name="P34" style:family="paragraph" style:parent-style-name="Standard">
      <style:paragraph-properties fo:margin-top="0.101cm" fo:margin-bottom="0.101cm" style:contextual-spacing="false" fo:text-align="justify" style:justify-single-word="false"/>
      <style:text-properties officeooo:paragraph-rsid="00154a30"/>
    </style:style>
    <style:style style:name="P35"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6e7d9" style:script-type="latin"/>
    </style:style>
    <style:style style:name="P36" style:family="paragraph" style:parent-style-name="Standard">
      <style:paragraph-properties fo:margin-top="0.101cm" fo:margin-bottom="0.101cm" style:contextual-spacing="false" fo:text-align="justify" style:justify-single-word="false"/>
      <style:text-properties style:font-name="Liberation Serif" fo:language="de" fo:country="DE" fo:font-weight="bold" officeooo:paragraph-rsid="000a0409" style:font-weight-asian="bold" style:font-weight-complex="bold" style:script-type="latin"/>
    </style:style>
    <style:style style:name="P37" style:family="paragraph" style:parent-style-name="Standard">
      <style:paragraph-properties fo:margin-top="0.101cm" fo:margin-bottom="0.101cm" style:contextual-spacing="false" fo:text-align="justify" style:justify-single-word="false"/>
      <style:text-properties officeooo:paragraph-rsid="001a31f2"/>
    </style:style>
    <style:style style:name="P38" style:family="paragraph" style:parent-style-name="Standard">
      <style:paragraph-properties fo:margin-top="0.101cm" fo:margin-bottom="0.101cm" style:contextual-spacing="false" fo:text-align="justify" style:justify-single-word="false"/>
      <style:text-properties style:font-name="Liberation Serif" fo:language="de" fo:country="DE" officeooo:rsid="001c2e81" officeooo:paragraph-rsid="001c2e81" style:script-type="latin"/>
    </style:style>
    <style:style style:name="P39"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a31f2" style:script-type="latin"/>
    </style:style>
    <style:style style:name="P40" style:family="paragraph" style:parent-style-name="Standard">
      <style:paragraph-properties fo:margin-top="0.101cm" fo:margin-bottom="0.101cm" style:contextual-spacing="false" fo:text-align="justify" style:justify-single-word="false"/>
      <style:text-properties style:font-name="Liberation Serif" fo:language="de" fo:country="DE" officeooo:rsid="001a31f2" officeooo:paragraph-rsid="001a31f2" style:script-type="latin"/>
    </style:style>
    <style:style style:name="P41" style:family="paragraph" style:parent-style-name="Heading_20_1">
      <style:paragraph-properties fo:break-before="page" fo:keep-with-next="always"/>
      <style:text-properties style:font-name="Liberation Serif" fo:language="de" fo:country="DE" officeooo:paragraph-rsid="000a0409" style:font-name-asian="Noto Sans CJK SC" style:font-name-complex="Noto Sans Devanagari1" style:script-type="latin"/>
    </style:style>
    <style:style style:name="P42"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0a0409" style:script-type="latin"/>
    </style:style>
    <style:style style:name="P43" style:family="paragraph" style:parent-style-name="Heading_20_1">
      <style:paragraph-properties fo:break-before="page"/>
      <style:text-properties style:font-name="Liberation Serif" fo:language="de" fo:country="DE" officeooo:paragraph-rsid="0009bfd6" style:script-type="latin"/>
    </style:style>
    <style:style style:name="P44"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09bfd6" style:script-type="latin"/>
    </style:style>
    <style:style style:name="P45"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294df" style:script-type="latin"/>
    </style:style>
    <style:style style:name="T1" style:family="text">
      <style:text-properties style:font-name="Liberation Serif" fo:font-size="12pt" style:text-underline-style="none" fo:font-weight="normal" officeooo:rsid="000ef8ea" style:font-size-asian="10.5pt" style:language-asian="zxx" style:country-asian="none" style:font-weight-asian="normal" style:font-size-complex="12pt" style:language-complex="zxx" style:country-complex="none" style:font-weight-complex="normal" style:script-type="latin"/>
    </style:style>
    <style:style style:name="T2" style:family="text">
      <style:text-properties style:font-name="Liberation Serif" fo:font-size="12pt" style:text-underline-style="none" fo:font-weight="normal" officeooo:rsid="010fa171" style:font-size-asian="10.5pt" style:language-asian="zxx" style:country-asian="none" style:font-weight-asian="normal" style:font-size-complex="12pt" style:language-complex="zxx" style:country-complex="none" style:font-weight-complex="normal" style:script-type="latin"/>
    </style:style>
    <style:style style:name="T3" style:family="text">
      <style:text-properties style:font-name="Liberation Serif" fo:font-size="12pt" style:text-underline-style="none" fo:font-weight="normal" officeooo:rsid="0037041c" style:font-size-asian="10.5pt" style:language-asian="zxx" style:country-asian="none" style:font-weight-asian="normal" style:font-size-complex="12pt" style:language-complex="zxx" style:country-complex="none" style:font-weight-complex="normal" style:script-type="latin"/>
    </style:style>
    <style:style style:name="T4" style:family="text">
      <style:text-properties style:font-name="Liberation Serif" fo:font-size="12pt" fo:font-style="normal" style:text-underline-style="none" fo:font-weight="normal" officeooo:rsid="000ef8ea" style:font-size-asian="10.5pt" style:language-asian="zxx" style:country-asian="none" style:font-style-asian="normal" style:font-weight-asian="normal" style:font-size-complex="12pt" style:language-complex="zxx" style:country-complex="none" style:font-style-complex="normal" style:font-weight-complex="normal" style:script-type="latin"/>
    </style:style>
    <style:style style:name="T5" style:family="text">
      <style:text-properties style:font-name="Liberation Serif" fo:font-size="12pt" style:text-underline-style="none" fo:font-weight="normal" officeooo:rsid="008dfd5b" style:font-size-asian="10.5pt" style:language-asian="zxx" style:country-asian="none" style:font-weight-asian="normal" style:font-size-complex="12pt" style:language-complex="zxx" style:country-complex="none" style:font-weight-complex="normal" style:script-type="latin"/>
    </style:style>
    <style:style style:name="T6" style:family="text">
      <style:text-properties officeooo:rsid="0003e3d7"/>
    </style:style>
    <style:style style:name="T7" style:family="text">
      <style:text-properties fo:font-size="12pt" fo:font-weight="normal" officeooo:rsid="003f7549" style:font-size-asian="10.5pt" style:font-weight-asian="normal" style:font-size-complex="12pt" style:font-weight-complex="normal"/>
    </style:style>
    <style:style style:name="T8" style:family="text">
      <style:text-properties fo:font-size="12pt" fo:font-weight="normal" officeooo:rsid="010fa171" style:font-size-asian="10.5pt" style:font-weight-asian="normal" style:font-size-complex="12pt" style:font-weight-complex="normal"/>
    </style:style>
    <style:style style:name="T9" style:family="text">
      <style:text-properties fo:font-size="12pt" fo:font-weight="normal" officeooo:rsid="0003e3d7" style:font-size-asian="10.5pt" style:font-weight-asian="normal" style:font-size-complex="12pt" style:font-weight-complex="normal"/>
    </style:style>
    <style:style style:name="T10" style:family="text">
      <style:text-properties fo:font-size="12pt" fo:font-weight="normal" officeooo:rsid="001417c3" style:font-size-asian="10.5pt" style:font-weight-asian="normal" style:font-size-complex="12pt" style:font-weight-complex="normal"/>
    </style:style>
    <style:style style:name="T11" style:family="text">
      <style:text-properties fo:font-size="12pt" fo:font-weight="normal" officeooo:rsid="0040fd51" style:font-size-asian="10.5pt" style:font-weight-asian="normal" style:font-size-complex="12pt" style:font-weight-complex="normal"/>
    </style:style>
    <style:style style:name="T12" style:family="text">
      <style:text-properties officeooo:rsid="002676b4"/>
    </style:style>
    <style:style style:name="T13" style:family="text">
      <style:text-properties officeooo:rsid="000666b5"/>
    </style:style>
    <style:style style:name="T14" style:family="text">
      <style:text-properties fo:font-size="12pt" style:text-underline-style="none" fo:font-weight="normal" officeooo:rsid="00055af7" style:font-size-asian="10.5pt" style:font-weight-asian="normal" style:font-size-complex="12pt" style:font-weight-complex="normal"/>
    </style:style>
    <style:style style:name="T15" style:family="text">
      <style:text-properties fo:font-size="12pt" style:text-underline-style="none" fo:font-weight="normal" officeooo:rsid="0007fa6d" style:font-size-asian="10.5pt" style:font-weight-asian="normal" style:font-size-complex="12pt" style:font-weight-complex="normal"/>
    </style:style>
    <style:style style:name="T16" style:family="text">
      <style:text-properties officeooo:rsid="0007fa6d"/>
    </style:style>
    <style:style style:name="T17" style:family="text">
      <style:text-properties officeooo:rsid="0008800f"/>
    </style:style>
    <style:style style:name="T18" style:family="text">
      <style:text-properties officeooo:rsid="000be2cf"/>
    </style:style>
    <style:style style:name="T19" style:family="text">
      <style:text-properties officeooo:rsid="000d9ae7"/>
    </style:style>
    <style:style style:name="T20" style:family="text">
      <style:text-properties officeooo:rsid="00116a46"/>
    </style:style>
    <style:style style:name="T21" style:family="text">
      <style:text-properties officeooo:rsid="000e2151"/>
    </style:style>
    <style:style style:name="T22" style:family="text">
      <style:text-properties officeooo:rsid="000edc60"/>
    </style:style>
    <style:style style:name="T23" style:family="text">
      <style:text-properties officeooo:rsid="000fb3f3"/>
    </style:style>
    <style:style style:name="T24" style:family="text">
      <style:text-properties style:font-name="Liberation Serif" fo:language="de" fo:country="DE" officeooo:rsid="000edc60" style:language-asian="zxx" style:country-asian="none" style:language-complex="zxx" style:country-complex="none" style:script-type="latin"/>
    </style:style>
    <style:style style:name="T25" style:family="text">
      <style:text-properties style:font-name="Liberation Serif" fo:language="de" fo:country="DE" officeooo:rsid="00103c2c" style:language-asian="zxx" style:country-asian="none" style:language-complex="zxx" style:country-complex="none" style:script-type="latin"/>
    </style:style>
    <style:style style:name="T26" style:family="text">
      <style:text-properties style:font-name="Liberation Serif" fo:language="de" fo:country="DE" officeooo:rsid="0011edde" style:language-asian="zxx" style:country-asian="none" style:language-complex="zxx" style:country-complex="none" style:script-type="latin"/>
    </style:style>
    <style:style style:name="T27" style:family="text">
      <style:text-properties style:font-name="Liberation Serif" fo:language="de" fo:country="DE" officeooo:rsid="002676b4" style:language-asian="zxx" style:country-asian="none" style:language-complex="zxx" style:country-complex="none" style:script-type="latin"/>
    </style:style>
    <style:style style:name="T28" style:family="text">
      <style:text-properties style:font-name="Liberation Serif" fo:language="de" fo:country="DE" officeooo:rsid="000fb3f3" style:language-asian="zxx" style:country-asian="none" style:language-complex="zxx" style:country-complex="none" style:script-type="latin"/>
    </style:style>
    <style:style style:name="T29" style:family="text">
      <style:text-properties style:font-name="Liberation Serif" fo:language="de" fo:country="DE" fo:font-style="normal" officeooo:rsid="000fb3f3" style:language-asian="zxx" style:country-asian="none" style:font-style-asian="normal" style:language-complex="zxx" style:country-complex="none" style:font-style-complex="normal" style:script-type="latin"/>
    </style:style>
    <style:style style:name="T30" style:family="text">
      <style:text-properties officeooo:rsid="0011edde"/>
    </style:style>
    <style:style style:name="T31" style:family="text">
      <style:text-properties officeooo:rsid="0013488a"/>
    </style:style>
    <style:style style:name="T32" style:family="text">
      <style:text-properties officeooo:rsid="001b6f6a"/>
    </style:style>
    <style:style style:name="T33" style:family="text">
      <style:text-properties officeooo:rsid="002a41fc"/>
    </style:style>
    <style:style style:name="T34" style:family="text">
      <style:text-properties officeooo:rsid="001ea180"/>
    </style:style>
    <style:style style:name="T35" style:family="text">
      <style:text-properties officeooo:rsid="00207b05"/>
    </style:style>
    <style:style style:name="T36" style:family="text">
      <style:text-properties officeooo:rsid="002165b1"/>
    </style:style>
    <style:style style:name="T37" style:family="text">
      <style:text-properties officeooo:rsid="00219370"/>
    </style:style>
    <style:style style:name="T38" style:family="text">
      <style:text-properties officeooo:rsid="0022d027"/>
    </style:style>
    <style:style style:name="T39" style:family="text">
      <style:text-properties fo:font-style="normal" fo:font-weight="bold" officeooo:rsid="0024fbdd" style:language-asian="zxx" style:country-asian="none" style:font-style-asian="normal" style:font-weight-asian="bold" style:language-complex="zxx" style:country-complex="none"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24fbdd" style:font-weight-asian="bold" style:font-weight-complex="bold"/>
    </style:style>
    <style:style style:name="T42" style:family="text">
      <style:text-properties fo:font-weight="normal" officeooo:rsid="0024fbdd" style:font-weight-asian="normal" style:font-weight-complex="normal"/>
    </style:style>
    <style:style style:name="T43" style:family="text">
      <style:text-properties fo:font-weight="normal" officeooo:rsid="0025b140" style:font-weight-asian="normal" style:font-weight-complex="normal"/>
    </style:style>
    <style:style style:name="T44" style:family="text">
      <style:text-properties fo:font-weight="normal" officeooo:rsid="0027d5c9" style:font-weight-asian="normal" style:font-weight-complex="normal"/>
    </style:style>
    <style:style style:name="T45" style:family="text">
      <style:text-properties fo:font-weight="normal" officeooo:rsid="00263135" style:font-weight-asian="normal" style:font-weight-complex="normal"/>
    </style:style>
    <style:style style:name="T46" style:family="text">
      <style:text-properties fo:font-weight="normal" officeooo:rsid="002bc309" style:font-weight-asian="normal" style:font-weight-complex="normal"/>
    </style:style>
    <style:style style:name="T47" style:family="text">
      <style:text-properties officeooo:rsid="0024fbdd"/>
    </style:style>
    <style:style style:name="T48" style:family="text">
      <style:text-properties officeooo:rsid="002919bd"/>
    </style:style>
    <style:style style:name="T49" style:family="text">
      <style:text-properties officeooo:rsid="0027d5c9"/>
    </style:style>
    <style:style style:name="T50" style:family="text">
      <style:text-properties officeooo:rsid="001d2ab4"/>
    </style:style>
    <style:style style:name="T51" style:family="text">
      <style:text-properties officeooo:rsid="001a31f2"/>
    </style:style>
    <style:style style:name="T52" style:family="text">
      <style:text-properties officeooo:rsid="000e5ca2"/>
    </style:style>
    <style:style style:name="T53" style:family="text">
      <style:text-properties officeooo:rsid="000a0409"/>
    </style:style>
    <style:style style:name="T54" style:family="text">
      <style:text-properties officeooo:rsid="00154a30"/>
    </style:style>
    <style:style style:name="T55" style:family="text">
      <style:text-properties officeooo:rsid="001f2fcc"/>
    </style:style>
    <style:style style:name="T56" style:family="text">
      <style:text-properties style:font-name="Liberation Serif" fo:language="de" fo:country="DE" style:script-type="latin"/>
    </style:style>
    <style:style style:name="T57" style:family="text">
      <style:text-properties style:font-name="Liberation Serif" fo:language="de" fo:country="DE" officeooo:rsid="00154a30" style:script-type="latin"/>
    </style:style>
    <style:style style:name="T58" style:family="text">
      <style:text-properties style:font-name="Liberation Serif" fo:language="de" fo:country="DE" fo:font-weight="normal" officeooo:rsid="00154a30" style:font-weight-asian="normal" style:font-weight-complex="normal" style:script-type="latin"/>
    </style:style>
    <style:style style:name="T59" style:family="text">
      <style:text-properties style:font-name="Liberation Serif" fo:language="de" fo:country="DE" officeooo:rsid="001d2ab4" style:script-type="latin"/>
    </style:style>
    <style:style style:name="T60" style:family="text">
      <style:text-properties style:font-name="Liberation Serif" fo:language="de" fo:country="DE" officeooo:rsid="0027d5c9" style:script-type="latin"/>
    </style:style>
    <style:style style:name="T61" style:family="text">
      <style:text-properties officeooo:rsid="0016e7d9"/>
    </style:style>
    <style:style style:name="T62" style:family="text">
      <style:text-properties officeooo:rsid="001c2e81"/>
    </style:style>
    <style:style style:name="T63" style:family="text">
      <style:text-properties style:font-name="Liberation Serif" fo:language="de" fo:country="DE" fo:font-weight="normal" style:font-weight-asian="normal" style:font-weight-complex="normal" style:script-type="latin"/>
    </style:style>
    <style:style style:name="T64" style:family="text">
      <style:text-properties officeooo:rsid="0018660a"/>
    </style:style>
    <style:style style:name="T65" style:family="text">
      <style:text-properties officeooo:rsid="000f797c"/>
    </style:style>
    <style:style style:name="T66" style:family="text">
      <style:text-properties fo:font-weight="normal" style:font-weight-asian="normal" style:font-weight-complex="normal"/>
    </style:style>
    <style:style style:name="T67" style:family="text">
      <style:text-properties fo:font-weight="normal" officeooo:rsid="000a0409" style:font-weight-asian="normal" style:font-weight-complex="normal"/>
    </style:style>
    <style:style style:name="T68" style:family="text">
      <style:text-properties officeooo:rsid="0009bfd6"/>
    </style:style>
    <style:style style:name="T69" style:family="text">
      <style:text-properties officeooo:rsid="000abcde"/>
    </style:style>
    <style:style style:name="T70" style:family="text">
      <style:text-properties officeooo:rsid="00119b58"/>
    </style:style>
    <style:style style:name="T71" style:family="text">
      <style:text-properties officeooo:rsid="000f8fce"/>
    </style:style>
    <style:style style:name="T72" style:family="text">
      <style:text-properties officeooo:rsid="000fb8a4"/>
    </style:style>
    <style:style style:name="T73" style:family="text">
      <style:text-properties officeooo:rsid="0012e70f"/>
    </style:style>
    <style:style style:name="T74" style:family="text">
      <style:text-properties officeooo:rsid="001d85ae"/>
    </style:style>
    <style:style style:name="T75" style:family="text">
      <style:text-properties officeooo:rsid="001294df"/>
    </style:style>
    <style:style style:name="T76" style:family="text">
      <style:text-properties officeooo:rsid="00149a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dlaina Derungs</text:h>
      <text:h text:style-name="P2" text:outline-level="1"><text:span text:style-name="T1">Madlaina </text:span><text:span text:style-name="T2">wächst</text:span><text:span text:style-name="T1"> in einer </text:span><text:span text:style-name="T3">schweizer </text:span><text:span text:style-name="T1">Familie in </text:span><text:span text:style-name="Emphasis"><text:span text:style-name="T4">Guarda</text:span></text:span><text:span text:style-name="T1"> auf, wo die Eltern sehr viel arbeite</text:span><text:span text:style-name="T2">n</text:span><text:span text:style-name="T1"> und dadurch selten zuhause </text:span><text:span text:style-name="T2">sind</text:span><text:span text:style-name="T1">. Wenn sie mal zuhause </text:span><text:span text:style-name="T2">sind</text:span><text:span text:style-name="T1">, </text:span><text:span text:style-name="T2">sind</text:span><text:span text:style-name="T1"> sie jedoch meist </text:span><text:span text:style-name="T5">zu</text:span><text:span text:style-name="T1"> erschöpft und wollen in Ruhe gelassen werden. Dadurch </text:span><text:span text:style-name="T2">ist</text:span><text:span text:style-name="T1"> Madlaina zuhause oft alleine, was ihr immer das Gefühl gab nicht interessant genug zu sein, da ihr ihre Eltern das Gefühl g</text:span><text:span text:style-name="T2">e</text:span><text:span text:style-name="T1">ben, dass die Arbeit interessanter wäre, als ihr eigenes Kind, was zur Folge hatte, dass sie ein unterwürfiges Verhalten entwickelt um für ihre Eltern interessanter zu sein. </text:span></text:h>
      <text:p text:style-name="P3">Ein Effekt von dieser unterwüfigen Seite ist, dass sie im Haushalt viel hilft, <text:span text:style-name="T6">etwas was von ihren Eltern dankend angenommen wird. Das baut Madlainas Selbstbewusstsein wieder etwas auf.</text:span></text:p>
      <text:p text:style-name="P4"><text:span text:style-name="T7">Sie </text:span><text:span text:style-name="T8">war</text:span><text:span text:style-name="T7"> im</text:span><text:span text:style-name="T9">mer groß für ihr Alter und ist eher schlank gebaut. Sie bindet ihre glatten kastanienbraunen Haare meistens zu einem lockeren Zopf zusammen. Ihre tief smaragdgrünen Augen strahlen immer Intelligenz aus.</text:span></text:p>
      <text:p text:style-name="P4"><text:span text:style-name="T9">Madlaina fängt an sich in größeren Gruppen unwohl zu fühlen und sich nur in kleinen Gruppen oder alleine zu beschäftigen. Im Alter von 10 Jahren entdeckte sie ihr Geschick mit dem Umgang mit Technologie und ihr Interesse an Raumfahrt. Durch dieses Interesse ist sie lange in ihrem Zimmer und beschäftigt sich mit Technik und Ra</text:span><text:span text:style-name="T10">umfahrt</text:span><text:span text:style-name="T11">. Das hatt zur </text:span><text:span text:style-name="T9">F</text:span><text:span text:style-name="T11">olge, dass sie immer eine etwas hellere Haut hatte als die andern. </text:span><text:span text:style-name="T10">Das </text:span><text:span text:style-name="T11">sich das Mädchen mit Technologie beschäftigt,</text:span><text:span text:style-name="T10"> </text:span><text:span text:style-name="T9">heißen</text:span><text:span text:style-name="T10"> ihre Eltern </text:span><text:span text:style-name="T9">gut, da das Mädchen sich nun auch mit Sachen beschäftigt, die ihr Spaß machen.</text:span></text:p>
      <text:p text:style-name="P5">Eines Samstag vormittags klopft ihre Mutter an ihr Zimmer, kommt rein und fragt: „Madlaina, wie geht’s dir?“</text:p>
      <text:p text:style-name="P5">„Ich steck gerade etwas an einem Problem, aber ich weiß gerade nicht was es ist.“</text:p>
      <text:p text:style-name="P5">„Wie wärs, wenn du mir jetzt etwas beim Kochen vom Mittagessen hilfst, damit du auf andere Gedanken kommst? Vielleicht hi<text:span text:style-name="T12">l</text:span>ft es dir dann eine andere Sichtweise einzunehmen.“</text:p>
      <text:p text:style-name="P5">„Vielleicht hast du recht, lass mich aber davor noch den Strom ausschalten.“</text:p>
      <text:p text:style-name="P5">„Passt, ich warte so lang.“</text:p>
      <text:p text:style-name="P5">Madlaina schaltet den ganzen Strom aus und kontrolliert noch mal alles, bevor sie zu ihrer Mutter geht.</text:p>
      <text:p text:style-name="P5">„Was machen wir heute?“</text:p>
      <text:p text:style-name="P5">„<text:span text:style-name="T13">Das wollte ich dich gerade fragen, worauf hast du </text:span><text:span text:style-name="T12">L</text:span><text:span text:style-name="T13">ust?“</text:span></text:p>
      <text:p text:style-name="P6"><text:span text:style-name="T14">„</text:span><text:span text:style-name="T15">Hmmm… wie wärs mit den g</text:span>efüllte<text:span text:style-name="T16">n</text:span> Teigtaschen?”</text:p>
      <text:p text:style-name="P6">„<text:span text:style-name="T17">Warum nicht?“</text:span></text:p>
      <text:p text:style-name="P7">Als die zwei in der Küche ankommen sind, geht Madlaina schon zu den Tellern um diese herzurichten. Ihre Mutter bereitet in der Zwischenzeit schon mal die Zutaten fürs Essen vor.</text:p>
      <text:p text:style-name="P8">Madlaina kommt wieder zurück in die Küche, sieht sie, dass ihre Mutter <text:span text:style-name="T18">das Fleisch</text:span> noch nicht vorbereitet hatte, weshalb sie noch das Fleisch aus dem Kühlschrank holt.</text:p>
      <text:p text:style-name="P9"><text:soft-page-break/>Mutter: „Danke Madlaina.“</text:p>
      <text:p text:style-name="P9">„Wo ist eigentlich Papa?“</text:p>
      <text:p text:style-name="P9">„Der ist gerade die Tiere füttern, <text:span text:style-name="T19">aber erzähl mal, woran bastelst du so, wenn du alleine in deinem Zimmer bist?</text:span>“</text:p>
      <text:p text:style-name="P9">„<text:span text:style-name="T19">Ich bin gerade an der Beleuchtung eines kleines Raumschiffsmodells dran </text:span><text:span text:style-name="T20">und versteh gerade nicht warum ein paar LEDs nicht leuchten</text:span><text:span text:style-name="T19">.“</text:span></text:p>
      <text:p text:style-name="P9">„<text:span text:style-name="T21">Kenn ich das Raumschiff von dem du das Modell baust?“</text:span></text:p>
      <text:p text:style-name="P9">„<text:span text:style-name="T21">Es ist eine Mischung aus der Saturn V Rakete und der R-7.“</text:span></text:p>
      <text:p text:style-name="P10">Während die zwei miteinander reden, bereiten die das Mittagessen vor.</text:p>
      <text:p text:style-name="P10">„Ich kenn die Saturn V, aber was ist die R-7?“</text:p>
      <text:p text:style-name="P10">„Es war die Trägerrakete für Sputnik.“</text:p>
      <text:p text:style-name="P10">„Das wusste ich gar nicht. <text:span text:style-name="T22">Wie bist du überhaupt auf die Idee gekommen, dass du diese zwei Raketen kombinierst?</text:span>“</text:p>
      <text:p text:style-name="P11">„Sputnik war das erste menschengemachte Objekt in der Erdumlaufahn und <text:span text:style-name="T23">Apollo 11 war die erste Mondlandung, und da hab ich mich gefragt, was wäre, wenn ich die zwei Trägerraketen in ein Design kombiniere.“</text:span></text:p>
      <text:p text:style-name="P12"><text:span text:style-name="T24">„</text:span><text:span text:style-name="T25">Interessante Überlegung. </text:span><text:span text:style-name="T26">Würdest du mit uns dann nach</text:span><text:span text:style-name="T27">h</text:span><text:span text:style-name="T26">er d</text:span><text:span text:style-name="T28">e</text:span><text:span text:style-name="T29">n </text:span><text:span text:style-name="Emphasis"><text:span text:style-name="T29">Schellen-Ursli gehen?</text:span></text:span><text:span text:style-name="T29">“</text:span></text:p>
      <text:p text:style-name="P13">„<text:span text:style-name="T30">Kommt drauf an ob ich nach dem Essen weiß was ich falsch gemacht hab oder nicht.“</text:span></text:p>
      <text:p text:style-name="P13">„<text:span text:style-name="T30">Verstehe.“</text:span></text:p>
      <text:p text:style-name="P14">Das 10-jährige Mädchen kocht mit ihrer Mutter fertig und <text:span text:style-name="T31">als die zwei fertig sind, holt Madlaina ihren Vater zum Essen.</text:span></text:p>
      <text:p text:style-name="P15">Nach dem Essen räumt Madlaina den Tisch ab.</text:p>
      <text:p text:style-name="P16">Mutter: „So Madlaina, wie weit hast du gerade eine Idee was du falsch gemacht hast, oder würdest u<text:span text:style-name="T12">n</text:span>d mit uns mitkommen?“</text:p>
      <text:p text:style-name="P16">„Ich komm mit euch mit.“</text:p>
      <text:p text:style-name="P17">„Dann mach dich schon mal fertig.“</text:p>
      <text:p text:style-name="P17">Nachdem die drei den Wanderweg abgegangen sind, schaut Madlaina noch mal über ihr Projekt und kommt drauf, dass sie vergessen hatte einen Widerstand einzulöten, welcher die LEDs mit Spannung verbindet und gleichzeitig als Spannungsregulierer dient.</text:p>
      <text:p text:style-name="P18">Madlaina wächst heran und wird im Umgang mit Technologie immer besser. Das einzige Thema welches ihr ein paar Probleme macht ist die Firmwareprogrammierung, da diese nicht so intuitiv ist wie <text:span text:style-name="T32">viele Hochsprachen. Sie weiß auch nicht an wem sie sich wenden kann, da sie für ihr Dorf ein zu spezielles Interesse besitzt. </text:span><text:span text:style-name="T33">Dieses Interesse hilft ihr eigene Projekte zu planen und eigenständiger zu werden.</text:span></text:p>
      <text:p text:style-name="P19"><text:soft-page-break/>Als sie ins Alter kommt, wo es um die Berufswahl geht, kann sie sich nicht zwischen einem Studium als Elektrotechnikerin, Raumfahrtingenieurin oder einer Lehre in einen dieser Richtungen entscheiden, jedoch will sie auch nicht zu weit weg von ihrem Heimatdorf, etwas was sie innerlich <text:span text:style-name="T12">z</text:span>erreißt, da diese Berufsausbildungen <text:span text:style-name="T34">mehrere </text:span>Stunden von Guarda entfernt sind.</text:p>
      <text:p text:style-name="P20">*Warum muss es hier im Dorf so schwer sein eine technische Ausbildung zu bekommen? <text:span text:style-name="T35">Wenn ich doch nur in </text:span><text:span text:style-name="T36">Zürich wohnen würde. Dann könnte ich an der ETH dort studieren ohne so weit zu meiner Familie zu haben. </text:span><text:span text:style-name="T37">Vielleicht haben die Online Module, welche mir helfen könnten.</text:span>*</text:p>
      <text:p text:style-name="P21">Madlaina geht zum Laptop, startet ihn und rech<text:span text:style-name="T12">er</text:span>chiert. <text:span text:style-name="T38">Nach einer guten halben Stunde findet sie heraus, dass sie Guarda nur für einige Tage am Stück verlassen muss und nicht jede Woche an allen Studientagen.</text:span></text:p>
      <text:p text:style-name="P22">Madlaina geht zu ihren Eltern.</text:p>
      <text:p text:style-name="P22">„Mama, Papa, ich würde gerne Online bei der ETH-Zürich studieren, und es kostet 730 Franken pro Semester. Ich muss jedoch auch immer wieder nach Zürich reisen, da dort Anwesenheitspflicht ist. Könnt ihr die bitte zahlen?“</text:p>
      <text:p text:style-name="P22">Vater: „Wir zahlen dir die ersten zwei Semester, aber dann finanzierst du es dir selber durch Praktikums. Ist das ein Deal?“</text:p>
      <text:p text:style-name="P22">„Einverstanden.“</text:p>
      <text:p text:style-name="P23">Wieder in ihrem Zimmer, überlegt sie sich wie sie es finanzieren kann.</text:p>
      <text:p text:style-name="P24"><text:span text:style-name="T39">*Die Reisen nach Zürich könnte ich mir finanzieren, wenn ich beim </text:span><text:span text:style-name="T40">Café Chasa </text:span><text:span text:style-name="T41">frag ob ich dort am Wochenende arbeiten kann und die Studiengebühren könnte ich mir verdienen, wenn ich bei einer größeren Firma arbeite. StellAvenier ist doch eine solche Firma, schau ich mal auf deren Website.*</text:span></text:p>
      <text:p text:style-name="P25">Auf deren Website sieht sie, dass diese es unterstützen, wenn man bei denen arbeitet, und nebenbei studiert, jedoch müsste man dort durchgehend anwesend sein, etwas was sie vermeiden will. Sie entscheidet sich jedoch dafür, dass sie im Sommer dort ein Praktikum macht.</text:p>
      <text:p text:style-name="P24"><text:span text:style-name="T42">Die Jahre vergehen </text:span><text:span text:style-name="T43">wo die Frau im Sommer bei StellAvenier arbeitet und im Winter bei Café Chasa arbeitet während sie studiert.</text:span><text:span text:style-name="T42"> Madlaina schlie</text:span><text:span text:style-name="T44">ß</text:span><text:span text:style-name="T42">t </text:span><text:span text:style-name="T43">im Alter von </text:span><text:span text:style-name="T45">25 </text:span><text:span text:style-name="T42">mit einem 5.</text:span><text:span text:style-name="T46">4</text:span><text:span text:style-name="T42"> Schnitt im Master für </text:span>Space Systems <text:span text:style-name="T47">an der ETH-Zürich ab.</text:span></text:p>
      <text:p text:style-name="P26">Als sie den Masterabschluss in der Hand hat, und mit dem Zug nach Hause nach Guarda fährt, merkt sie wie sehr sie das Studium mitgenommen hatte. Sie entscheidet sich dazu ein Jahr Pause zu machen um sich von all dem Stress zu erholen.</text:p>
      <text:p text:style-name="P26">Den nächsten Tag schläft sie komplett durch und wacht mit <text:span text:style-name="T48">leichtem </text:span>Fieber auf.</text:p>
      <text:p text:style-name="P27">Nach einigen Tagen geht dieses Fieber wieder herunter, aber sie fühlt sich noch immer ausgelaugt. Dieses Ausgelaugt sein Gefühl geht nach einigen Wochen weg, als sie sich über mehrer<text:span text:style-name="T49">e</text:span> Tage dazu zwingt jeden Tag einen kleineren Spaziergang zu machen.</text:p>
      <text:p text:style-name="P27">Als es ihr nach diesem Jahr wieder gut geht, bewirbt sie sich bei StellAvenier für eine Fixanstellung und wird nach mehreren Bewerbungsinterviewrunden genommen.</text:p>
      <text:h text:style-name="P28" text:outline-level="1">Chloé Curie</text:h>
      <text:p text:style-name="P29">Chloé war ein lebhaftes und kontaktfreudiges 10 jähriges Mädchen, <text:span text:style-name="T50">welches in Beauvais aufwuchs.</text:span> Durch ihren lebhaften Charakter strahlten ihre blauen Augen voller Lebensenergie. Ihre blonden Haare umrandeten ihr zartes Gesicht. Um das Bild abzurunden, hatte sie immer freudiges Lächeln.</text:p>
      <text:p text:style-name="P30">Als ihre Mutter und sie wieder einmal im Spielzeugladen neben ihrer Schule waren, sah sie ein Puzzle mit dem Orionnebel. Sie fiel in eine Art Trance wo ihre Fantasie wieder freien Lauf fand. Sie stellte sich vor wie sie mit einem Spaceshuttle durch diesen Nebel flog und diesen Nebel untersuchte.</text:p>
      <text:p text:style-name="P29">„Schatz, wo bist du wieder mit deinem Kopf?“</text:p>
      <text:p text:style-name="P29">Sie konnte ihre Mutter zwar entfernt wahrnehmen, aber sich nicht aus der Trance befreien. Als ihre Mutter sie <text:span text:style-name="T50">leicht</text:span> an der Schulter rüttelte, wurde sie aus ihrem Tagtraum herausgerissen.</text:p>
      <text:p text:style-name="P29">„Sollte wir das Puzzle für dich mitnehmen?“</text:p>
      <text:p text:style-name="P29">„Ja bitte.“ Ihre Augen funkelten bei diesem Angebot.</text:p>
      <text:p text:style-name="P29">„An was hast du gerade gedacht?“</text:p>
      <text:p text:style-name="P29">„Das ich mit einem Spaceshuttle durch diesen Nebel fliege und ihn erkunde.“</text:p>
      <text:p text:style-name="P29">„Ich wusste gar nicht das du dich so für das All interessierst.“</text:p>
      <text:p text:style-name="P29">„Ich bin am Freitag nicht um sonst mit der Klasse zur freiwilligen Besichtigung der Sternwarte mitgefahren.“</text:p>
      <text:p text:style-name="P29">„Da hast du recht. Obwohl du irrsinnig müde warst, wolltest du mir trotzdem erzählen was du gesehen hast. Das hatte ich komplett ausgeblendet.“</text:p>
      <text:p text:style-name="P29">„Siehst du“, erwiderte sie mit einem gewissen Trotz, jedoch nicht auf eine unerzogene Art, sondern auf eine warme weise.</text:p>
      <text:p text:style-name="P29">Ihre Mutter zahlte das Puzzle.</text:p>
      <text:p text:style-name="P29">„Mama, können wir jetzt nach Hause gehen? Ich will damit anfangen.“</text:p>
      <text:p text:style-name="P29">Als sie mit ihrer Mutter wieder zuhause ankamen, <text:span text:style-name="T51">w</text:span>ollte Chloé gleich mit dem Puzzle anfangen, obwohl es gleich Essen gab, da das Boeuf Tartare schon vorbereitet war.</text:p>
      <text:p text:style-name="P29">„Schatz, das kannst du auch später machen.“</text:p>
      <text:p text:style-name="P29">„Warum? Ich will es jetzt machen.“</text:p>
      <text:p text:style-name="P29">„Ich kenn dich doch. Du wirst dich so darin vertiefen, dass du dann so müde bist, dass du nichts mehr essen willst sondern nur noch schlafen willst.“</text:p>
      <text:p text:style-name="P29">„Ja und?“</text:p>
      <text:p text:style-name="P29">„Du hast heute noch nicht recht viel gegessen.“</text:p>
      <text:p text:style-name="P29">„OK, dann esse ich halt davor“, meinte sie leicht genervt.</text:p>
      <text:p text:style-name="P29">Nach dem Essen und dem Zähneputzen hatte sie mit dem Puzzle angefangen. Als das 10-jährige Mädchen <text:span text:style-name="T51">ca. </text:span>⅓ des Puzzle geschafft hatte, war sie so müde, dass sie ins Bett ging.</text:p>
      <text:p text:style-name="P29">Ihr Traum handelte davon wie sie mit ihrer Klasse wieder bei der Sternwarte war und den Orionnebel beobachteten.</text:p>
      <text:p text:style-name="P29"><text:soft-page-break/>Während sie den Nebel durch das Teleskop bewunderte, verkündete ihr Klassenlehrer folgendes: „Kinder, die nette Tourführerin hatte uns ein Raumschiff organisiert um den Orionnebel zu erforschen.“</text:p>
      <text:p text:style-name="P29">Die Augen von Chloé leuchteten.</text:p>
      <text:p text:style-name="P29">„Fliegen wir jetzt wirklich dort hin?“ Sie konnte sich vor Freude nicht zurückhalten.</text:p>
      <text:p text:style-name="P29">„Ja, und wir machen das jetzt.“ Antwortete ihr Klassenlehrer ruhig.</text:p>
      <text:p text:style-name="P29">Kurz bevor die Klasse in den Nebel eintauchte, läutete ihr Wecker.</text:p>
      <text:p text:style-name="P29">„Ernsthaft jetzt?“, murmelte sie genervt, „Warum muss ich jetzt Schule haben?“</text:p>
      <text:p text:style-name="P29">In der ersten Stunde gab es die Ankündigung, dass es in der vorletzten Schulwoche eine Klassenfahrt nach Fontainebleau geben wird, weshalb es jetzt eine Abstimmung gibt. Es standen die Hauptthemen ‚Technik‘ ‚Wissenschaft‘, ‚Sport‘ oder ‚Kultur‘ zur Auswahl. Es würde immer eine Mischung aus allen <text:span text:style-name="T52">vier</text:span> Themen sein, aber das Hauptaugenmerk würde halt auf das Thema gelegt werden, dass die meisten Stimmen bekommt.</text:p>
      <text:p text:style-name="P29">Chloé wählte natürlich für Wissenschaft.</text:p>
      <text:p text:style-name="P31">*Bitte wählt alle Wissenschaft*</text:p>
      <text:p text:style-name="P29">Nach der Auszählung verkündete der Klassenlehrer: „Der Schwerpunkt der letzten Woche ist Sport.“</text:p>
      <text:p text:style-name="P32">Sie verzog ihr Gesicht.</text:p>
      <text:p text:style-name="P33">*Warum muss es Sport sein und nicht Wissenschaft?*</text:p>
      <text:p text:style-name="P29">Chloé zeigte auf.</text:p>
      <text:p text:style-name="P29">„Ja Chloé?“</text:p>
      <text:p text:style-name="P29">„Welche Sportarten machen wir?“</text:p>
      <text:p text:style-name="P29">„Reiten, Fußball und Klettern.“</text:p>
      <text:p text:style-name="P31">*OK Reiten geht ja noch.*</text:p>
      <text:p text:style-name="P29">„Wann sind die wissenschaftlichen Themen dran?“</text:p>
      <text:p text:style-name="P29">„In der Mitte der Woche am Nachmittag.“ Als sich für einige Sekunden niemand mehr meldete, fragte der Klassenlehrer nach ob noch wer Fragen hätte.</text:p>
      <text:p text:style-name="P29">Die Klasse besuche das Observatorium Observatoire de Paris, so sie ihr Interesse für Astronomie erst so richtig entdeckte.</text:p>
      <text:p text:style-name="P29">In der Oberstufe hatte sie dann den Schwerpunkt Naturwissenschaften gewählt. Da sie dort Leute in ihrem Alter fand, die sich auch für den Bereich Wissenschaft interessieren, beflügelte es ihr Interesse für Wissenschaft <text:span text:style-name="T50">noch mehr</text:span>, wobei sich das Interesse von der Astronomie <text:span text:style-name="T53">durch </text:span><text:span text:style-name="T54">das Lernen der Notwendigkeit von medizinischer Betreuung von Astronauten</text:span><text:span text:style-name="T53">, </text:span>hin zur Medizin hin verschob. <text:span text:style-name="T55">Diese Verschiebung der Interesse entstand deshalb, da in der Schule über die ISS gesprochen wurde.</text:span> Das Interesse an der Astronomie verschwand jedoch nie komplett.</text:p>
      <text:p text:style-name="P29">Als sie mit 18 die Oberstufe abschloss, hat sie sich dazu entschieden, Medizin zu studieren. Durch das Interesse an der Astronomie besuchte sie ein paar Vorlesungen über dieses Thema, wobei sie bei diesen Vorlesungen nie eine Prüfung ablegte, da sie sich nie für diese Vorlesungen angemeldet hatte.</text:p>
      <text:p text:style-name="P34"><text:span text:style-name="T56">Während der Studienzeit entdeckte sie, dass sie bisexuell ist. </text:span><text:span text:style-name="T57">Sie redete mit einer Freundin </text:span><text:span text:style-name="Strong_20_Emphasis"><text:span text:style-name="T58">Élise</text:span></text:span><text:span text:style-name="T58">, </text:span><text:span text:style-name="T57">welche </text:span><text:span text:style-name="T59">l</text:span><text:span text:style-name="T57">esbisch ist, darüber, wie sie mit ihrer Sexualität umgeht und outete sich da das erste mal. Diese empfahl ihr einen LGBTQ+ Club in der Nähe des Campu</text:span><text:span text:style-name="T60">s</text:span><text:span text:style-name="T57">ses und ihr dieser ihrer Freundin </text:span><text:soft-page-break/><text:span text:style-name="T57">geholfen hatte mit ihrer Sexualität umzugehen.</text:span><text:span text:style-name="T56"> Da </text:span><text:span text:style-name="T57">Cloé</text:span><text:span text:style-name="T56"> schon immer recht weltoffen und abenteuerlustig ist, geht sie mit der Einstellung hin, dass, wenn es ihr nicht </text:span><text:span text:style-name="T57">hilft oder </text:span><text:span text:style-name="T56">gefällt, sie kein zweites mal hingehen muss.</text:span></text:p>
      <text:p text:style-name="P35">A<text:span text:style-name="T61">n dem Tag wo Cloé das erste mal in diesen Club gehen wollte, konnte Élise nicht </text:span><text:span text:style-name="T51">mitkommen</text:span><text:span text:style-name="T61">, da sie ein Date hatte. Das störte sie nicht wirklich.</text:span></text:p>
      <text:p text:style-name="P35"><text:span text:style-name="T61">A</text:span>ls sie in den Club eintrat, war die erste Frage, die ihr gestellt wurde, warum sie den Club besuche. Sie atmet tief durch.</text:p>
      <text:p text:style-name="P36">*Chloé, du schaffst das. Du kannst es jetzt sagen, dass du bi bist, <text:span text:style-name="T54">da die Leute hier in der LGBTQ+ Community sind</text:span>.*</text:p>
      <text:p text:style-name="P29">„Ich bin bisexuell und wollte mal schauen wie es ist, in einem Club zu sein, in welchem Leute sind, die eventuell auch bisexuell sind“, antwortete sie nervös.</text:p>
      <text:p text:style-name="P29">„Ah es scheint, dass du, ich hoffe, dass das ‘<text:span text:style-name="T51">D</text:span>u’ passt, das erste mal in einem solchen Club bist. Liege ich da richtig?“, erkundigte sich die Frau, die Chloé begrüßt hatte.</text:p>
      <text:p text:style-name="P29">„Genau. Wie heißt du? Ich bin Chloé.“ Sie streckte <text:span text:style-name="T50">in der Nervosität </text:span>ihre Hand zur Begrüßung aus.</text:p>
      <text:p text:style-name="P29"><text:span text:style-name="T62">Die andere Frau merkt, dass das Hand ausstrecken eher aus der Nervosität herauskommt und streckt in folge dessen auch die ihrige aus </text:span><text:span text:style-name="T50">und schüttelte sie</text:span><text:span text:style-name="T62">: </text:span>„Camille. Es freut mich dich hier begrüßen zu dürfen. Bitte komm herein.“</text:p>
      <text:p text:style-name="P29">Als der Abend jedoch verstreicht, wird sie langsam müde.</text:p>
      <text:p text:style-name="P29">„Ich verabschiede mich. Ich werde langsam müde.“</text:p>
      <text:p text:style-name="P37"><text:span text:style-name="T56">„Ich hoffe aber, dass du bald wieder kommst“, meinte </text:span><text:span text:style-name="Strong_20_Emphasis"><text:span text:style-name="T63">Camille</text:span></text:span><text:span text:style-name="T63">.</text:span></text:p>
      <text:p text:style-name="P29">„Natürlich. Ich hatte mich se<text:span text:style-name="T62">lten so ich selbst</text:span> gefühlt <text:span text:style-name="T62">wie hier. Ich verstehe nun warum meine Freundin mir diesen Club empfohlen hatte.</text:span>“</text:p>
      <text:p text:style-name="P38">„Wer ist deine Freundin?“</text:p>
      <text:p text:style-name="P38">„Élise.“</text:p>
      <text:p text:style-name="P29">„<text:span text:style-name="T62">Ah die, die ist eine nette Frau die öfters her kommt, ich mag sie. </text:span>Dann komm gut nach Hause“, verabschiedete sich Camille bei Chloé.</text:p>
      <text:p text:style-name="P29">„<text:span text:style-name="T62">Danke, b</text:span>is nächstes mal.“</text:p>
      <text:p text:style-name="P39">Sie besuchte den Club <text:span text:style-name="T64">fast jeden Freitag</text:span>, <text:span text:style-name="T64">bis Cloé</text:span> ihr Studium abschloss.</text:p>
      <text:p text:style-name="P39">Nach d<text:span text:style-name="T65">ies</text:span>em bewarb sich die Frau, die bei ‚StellAvenir‘ in Zürich als Ärztin für die Astronauten und wurde genommen, <text:span text:style-name="T55">da sie dort in der Vergangenheit mehrere Praktiken absolviert hatte</text:span>.</text:p>
      <text:p text:style-name="P40">Trotz des Umzuges nach Zürich, bleibt sie mit Camille und Élise in Kontakt.</text:p>
      <text:h text:style-name="P41" text:outline-level="1"><text:span text:style-name="T53">Matthias</text:span> Bauer </text:h>
      <text:p text:style-name="P29">Es ist der erste Tag nach den Sommerferien und der erste Tag, an dem er in die Mittelschule in St. Gilgen kommt. Es ist auch der erste Tag nachdem der Umbau der Schule abgeschlossen ist. Er ist gespannt wie die Mittelschule nun nach dem Umbau ausschaut. Er weiß noch wie sie davor aussah, da er beim Elternsprechtag von seinem älteren Bruder dabei war.</text:p>
      <text:p text:style-name="P29">Er ging zu den Spinds runter um in die neue Klasse eingewiesen zu werden. Er freut sich darauf, seine neuen Klassenkameraden kennenzulernen, da zwischen Volksschule und Mittelschule neue Klassenkameraden von Fuschl am See und Abersee dazukommen, wobei er schon ein paar von Abersee kennt, da er dort im Fußballteam ist. Wenn es in St. Gilgen ein Fußballteam gäbe, wäre er dort hingegangen.</text:p>
      <text:p text:style-name="P29">Bei den Spinds unten angekommen, sieht er eine Tafel mit einer Lehrperson stehen.</text:p>
      <text:p text:style-name="P29">Er fragt diese, wo seine neue Klasse ist, und die antwortet ihm, dass er in ersten Stock gehen sollte, und dann nach rechts gehen sollte. Er sollte dann den Gang nach links nehmen und seine Klasse ist die zweite Tür links.</text:p>
      <text:p text:style-name="P29">Er geht etwas langsamer durch die Schule und schaut sich diese nach dem Umbau genauer an. Er staunt wie sich die Schule durch den Umbau verändert hatte.</text:p>
      <text:p text:style-name="P29">Er schaut sich um und sieht ein paar neue Mitschüler, die sich jedoch die meisten eher zurückhaltend verhalten, da alles neu ist. Er erkennt auch ein paar seiner alten Klassenkameraden und ein paar vom Fußballteam.</text:p>
      <text:p text:style-name="P31">*Sollte ich jetzt zu meinen ehemaligen Klassenkameraden, Mitspieler oder zu meinen neuen Klassenkameraden? Vielleicht kann ich zu meinen alten Klassenkameraden gehen und ein paar neue zur Gruppe hinzunehmen.*</text:p>
      <text:p text:style-name="P29">Er schaut sich noch mal genauer um, um zu schauen, wen er zur Gruppe mit aufnehmen will. Er sieht ein blondes Mädchen, welches schüchtern und verängstigt aussieht.</text:p>
      <text:p text:style-name="P31">*Ich frag sie mal was los ist. Vielleicht ist sie einfach nur verunsichert wegen dem Schulwechsel.*</text:p>
      <text:p text:style-name="P29">Er geht auf sie zu.</text:p>
      <text:p text:style-name="P29">„Hi, ich bin der Matthias und wer bist du?“</text:p>
      <text:p text:style-name="P29">Sie schaut auf den Boden.</text:p>
      <text:p text:style-name="P29">Er merkt das etwas nicht stimmt, aber kann nicht wirklich sagen was. „Was ist?“, seine Stimme voll mit Besorgnis.</text:p>
      <text:p text:style-name="P29">Das blonde Mädchen merkt, dass er ihr nichts anhaben will, jedoch hat sie so viele Beschimpfungen und Beschuldigungen von ihrem Vater bekommen, und das auch für Sachen, für welche sie nichts kann, dass ihr Körper und Geist davon ausgehen, dass jetzt das gleiche passiert. Sie rennt weinend auf die Mädchentoilette.</text:p>
      <text:p text:style-name="P29"><text:span text:style-name="T40">*Was habe ich falsch gemacht? Ich wollte doch nur wissen wie das Mädchen heißt.*</text:span><text:span text:style-name="T66">, </text:span><text:span text:style-name="T67">f</text:span>ragt er sich verwirrt. Da er ein paar Cousinen in seinem Alter hat, weiß er, dass das nicht das normale Verhalten eines Mädchen in diesem Alter ist. <text:span text:style-name="T40">*Vielleicht sollte ich zu einem Lehrer oder Lehrerin gehen. Die können mir sicher Antworten geben was ich falsch gemacht hab.*</text:span></text:p>
      <text:p text:style-name="P42">Währenddessen sitzt das Mädchen weinend auf der Toilette. <text:span text:style-name="T40">*Warum bin ich vor ihm weggerannt? Wieso hatte ich solche Angst vor ihm? Hasst er mich jetzt und fängt jetzt an mich zu beschimpfen und beschuldigen wie mein Vater?*</text:span></text:p>
      <text:p text:style-name="P42"><text:soft-page-break/>Sie wünscht sich nur, dass sie wüsste, wie sie sich jetzt verhalten muss.</text:p>
      <text:p text:style-name="P29">Matthias geht runter zur Lehrperson beim Eingang und erzählt dieser, was gerade passiert ist, da er es einerseits loswerden will, und andererseits Fragen hat.</text:p>
      <text:p text:style-name="P29">Die Lehrperson ist besorgt, aber versucht es sich nicht anerkennen zu lassen. erklärt ihm was die Ursachen für ein solches Verhalten sein könnten und beantwortet all seine Fragen.</text:p>
      <text:p text:style-name="P29">„Also was sollte ich jetzt machen?“, fragt Matthias die Lehrperson.</text:p>
      <text:p text:style-name="P29">„Da sie, laut deiner Geschichte, sehr ängstlich auf dich reagiert hat, lass sie so lange in Ruhe, bis dass ich mich um sie gekümmert hab OK? Wenn ich mit ihr geredet hab, kann ich dir besser sagen wie du mit ihr umgehen solltest. Lass dich aber nicht von ihr abschrecken und versuch immer neue Kontakte zu knüpfen.“</text:p>
      <text:p text:style-name="P29">„OK danke.“</text:p>
      <text:p text:style-name="P29">Er geht im Gedanken verloren zurück in die Klasse. Die Euphorie, die er vor dem Schultag hatte, ist durch das Erlebnis mit dem Mädchen und der Erklärung von der Lehrperson verflogen.</text:p>
      <text:p text:style-name="P29">Er blendet durch das Erlebnis den restlichen Schultag mehr oder weniger aus.</text:p>
      <text:p text:style-name="P29">Obwohl seine Freunde versuchen, ihn aufzuheitern, hilft es nichts.</text:p>
      <text:p text:style-name="P29">Als er am nächsten Tag in die Schule kommt, begrüßt ihn die Polizei und befragt ihn wegen dem Vorfall. Er erzählt dieser alles was er weiß. Als er jedoch fragt, warum sie da ist, bekommt er keine Antwort. Er sah dieses Mädchen nie wieder.</text:p>
      <text:p text:style-name="P29">Im Laufe vom Schuljahr erfährt er, dass das Mädchen oft von ihrem Vater für Sachen beschuldigt wurde, für das sie nichts konnte, weshalb sie sich ihm gegenüber so verhielt, da sie Angst hatte, das er genau das gleiche tun würde.</text:p>
      <text:p text:style-name="P29">Das war der Auslöser, was ihm jeden Mittwoch in der großen Pause und Mittagspause in der Schulbibliothek aufhält um über Kommunikation zu lernen.</text:p>
      <text:p text:style-name="P29">Da er im Fußballteam ist, entwickelte er sich durch die Selbstfortbildung zu einem guten Teamplayer und mit der Zeit auch zu einer guten Führungskraft in Gruppenprojekten in der Schule.</text:p>
      <text:p text:style-name="P29">Er macht mit seiner Klasse, wie vom Bildungsministerium vorgesehen, einen einwöchigen Aufenthalt in Wien. Dort wird im Observatorium der Samen für sein Interesse für Astronomie gesetzt, jedoch merkt er am Anfang noch nichts von diesem Interesse.</text:p>
      <text:p text:style-name="P29">Nach der Mittelschule geht er auf die HTL in Salzburg mit dem Schwerpunkt Kommunikationstechnologie. Dort lernt er wie man Kommunikationsgeräte baut und diese auch programmiert und kalibriert. Er lernt dort auch wie man Computer designt und auch zusammenbaut.</text:p>
      <text:p text:style-name="P29">Das Interesse für Kommunikation zwischen zwei Menschen hatte ihm jedoch nie verlassen, weshalb er sich auch in seiner Zeit in der HTL mit Kommunikation auseinander setzt. Es weitet das auch auf Sprachen aus und wie man zwei Sprachen, die noch nie zuvor aufeinander getroffen sind, eine Kommunikation zusammenbringt.</text:p>
      <text:p text:style-name="P29">Langsam fangen die Samen, die in Wien für die Astronomie gepflanzt wurden, an zu sprießen. Er will die Kommunikation ins Weltall verbessern. Es fing damit an, dass er die Kommunikation zu der Voyager Sonde irrsinnig interessant fand.</text:p>
      <text:p text:style-name="P29">Er nimmt sich im Alter von 19 Jahren mit einem Klassenkameraden als Abschlussprojekt eine Verbesserung von Kommunikationsgeräten vor. Durch einen Zufall entdeckt er mit seinem Klassenkameraden exotische Materie und wie man sie herstellt. Da sie deren Projekt schon fertig hatten, und Matthias von Wurmlöchern weiß, entwickelt er mithilfe von seinem Klassenkameraden mit viel Mühe ein Gerät um solche zu erzeugen und durch die, von ihm hergestellten exotischen <text:soft-page-break/>Materie, können sie Wurmlöcher so weit stabilisieren, dass er durch dieses durch Radiowellen kommunizieren kann. Das war sogar noch vor dem Abgabetermin für sein Abschlussprojekt.</text:p>
      <text:p text:style-name="P29">Die zwei Teenager leider die Wurmlöcher noch nicht so stark machen, dass die Kommunikation durch Sprache, geschweige denn mit Video funktioniert. Um große Objekte, wie einen Stift oder sogar einem Menschen waren sie noch weiter entfernt. Matthias fragt seinen Projektbetreuer, ob er das als endgültiges Projektstand abgeben könnte. Dieser stimmte ohne zögern zu.</text:p>
      <text:p text:style-name="P29">Nach der Abgabe von deren Projekt, müssen sie es nur noch präsentieren. Den zwei Teenagern ist jedoch nicht bewusst, wie innovativ diese Technologie ist, weshalb sie sehr überrascht waren, als bei deren Vorstellung von deren Projekt auf einmal Wissenschaftler aller Welt im Publikum sitzen.</text:p>
      <text:p text:style-name="P29">Nach ein paar Monaten hat Matthias mit seinem Klassenkameraden einen Brief vom Nobelpreiskomet, worin es zusammengefasst darum geht, dass sie für den Nobelpreis nominiert worden waren.</text:p>
      <text:p text:style-name="P29">Als sie zum Nobelpreisverleihung gehen, wird denen dieser tatsächlich überreicht. Da Matthias, durch seine Selbstbildung besser in der Kommunikation ist, übernimmt er das Reden.</text:p>
      <text:p text:style-name="P29">Daraufhin trennen sich die Wege von den zwei und Matthias bewirbt sich bei ‚StellAvenir‘, wo er durch seine Erfindung nach einem kurzen Gespräch auch gleich genommen wird.</text:p>
      <text:p text:style-name="P29"/>
      <text:h text:style-name="P43" text:outline-level="1"><text:span text:style-name="T68">Liam</text:span> Smith </text:h>
      <text:p text:style-name="P44"><text:span text:style-name="T68">Liam</text:span> ist ein 10 jähriger Junge von einer Familie in der <text:span text:style-name="T65">oberen</text:span> Mittelschicht in Redditch.</text:p>
      <text:p text:style-name="P44">Sein Vater arbeitet als Manager in einem Unternehmen mittlerer Größe und seine Mutter arbeitet als Hausärztin. Durch diese Kombination kann sich seine Familie jedes Jahr einen ein bis zweiwöchigen Urlaub im Sommer leisten, und haben dann immer noch genug Geld um über alle Ferien von <text:span text:style-name="T68">Liam</text:span> Zeit um sich Urlaub zu nehmen.</text:p>
      <text:p text:style-name="P44">Es ist der letzte Tag vor den Weihnachtsferien. Diesen Winter fliegt <text:span text:style-name="T68">Liam</text:span> nach Island und als er mit seinen Freunden über die Ferienpläne reden, kommt das Thema Polarlichter auf, da er an einem Zeitungsstand vorbeigegangen ist, wo bei einer Zeitung ein Satellit abgebildet war, welcher durch einen Sonnensturm abgestürzt ist. Einer seiner Freunde sagt ihm, dass Sonnenstürme Polarlichter auslösen und man sie von Island sehen kann.</text:p>
      <text:p text:style-name="P44"><text:span text:style-name="T68">Liam</text:span> will nun unbedingt Polarlichter sehen.</text:p>
      <text:p text:style-name="P44">Als <text:span text:style-name="T68">Liam</text:span> an diesem Tag nach Hause kommt, rennt er sofort zu seinem Vater und fragt ihn aufgeregt: „Papa, Papa, können wir uns heuer die Polarlichter anschauen? Die sollten von Island zu sehen sein!“</text:p>
      <text:p text:style-name="P29">„Du weißt aber, dass wir da weit aufs Land fahren müssen und du dann lange nicht ins Bett gehen kannst, da wir nicht in der Nähe vom Hotel sein werden?“</text:p>
      <text:p text:style-name="P29">„Ja ich weiß, aber ich will die Polarlichter sehen.“</text:p>
      <text:p text:style-name="P29">„Wenn du die unbedingt sehen willst, rede ich mit Mama. Wenn sie die nicht sehen will, fahre ich mit dir zu einem Platz wo wir uns die anschauen können.“</text:p>
      <text:p text:style-name="P44">„Danke, danke, danke!“, bedankt sich <text:span text:style-name="T68">Liam</text:span> bei seinem Vater voller Freude.</text:p>
      <text:p text:style-name="P44">Nach einigen Minuten kommt sein Vater wieder zu <text:span text:style-name="T68">Liam</text:span> ins Zimmer.</text:p>
      <text:p text:style-name="P29">„Was hat die Mama gesagt?“</text:p>
      <text:p text:style-name="P29">Er atmet einmal tief durch, bevor er anfängt zu reden: „Also sie sagte, dass wir drei uns die Polarlichter gemeinsam anschauen, aber unter einer Bedingung.“</text:p>
      <text:p text:style-name="P29">„Die wäre?“</text:p>
      <text:p text:style-name="P29">„Das sie den Platz aussucht wo wir uns die anschauen.“</text:p>
      <text:p text:style-name="P29">„Solange ich die sehe, ist mir das egal.“ Er rennt auf seinen Vater zu und umarmt ihn. Er kann es kaum erwarten die Polarlichter zu sehen.</text:p>
      <text:p text:style-name="P44">Sein Vater umarmt ihn zurück. Nach ein paar Minuten, wo sich die zwei umarmen, ruft <text:span text:style-name="T68">Liams</text:span> <text:span text:style-name="T68">M</text:span>utter die zwei zum Essen. An diesem Tag gibt es <text:span text:style-name="T68">Liam</text:span> Lieblingsessen, Sunday Roast.</text:p>
      <text:p text:style-name="P44">Während dem Essen fragt <text:span text:style-name="T68">Liam</text:span> Mutter: „Schatz wie bist den du auf die Idee gekommen, dass du dir die Polarlichter anschauen willst?“</text:p>
      <text:p text:style-name="P29">Er erinnert sich zurück als er mit seinen Freunden während der Pause über den Satelliten geredet hatten und da das Thema Polarlichter aufgekommen ist.</text:p>
      <text:p text:style-name="P29">„Ich hab heute mit ein paar Freunden über einen abgestürzten Satelliten geredet. Der ist wegen eines Sonnensturms abgestürzt, und da Sonnenstürme Polarlichter hervorrufen, will ich diese sehen.“</text:p>
      <text:p text:style-name="P29">Seine Mutter muss lächeln.</text:p>
      <text:p text:style-name="P29"><text:soft-page-break/>„Interessanter Grund, aber Papa hat dir ja sicher schon erzählt, dass, wenn ich mir den Ort aussuchen kann, wir uns die Polarlichter anschauen können.“</text:p>
      <text:p text:style-name="P29">„Ja hat er. Und solange ich sie sehe, ist mir das auch egal von wo wir uns die anschauen.“</text:p>
      <text:p text:style-name="P29">„Wie seid ihr überhaupt auf dieses Thema gekommen?“, fragt sein Vater.</text:p>
      <text:p text:style-name="P29">„Ich bin heute bei einer Zeitung vorbeigegangen, wo der abgestürzte Satellit gezeigt wurde. Ich weiß aber nicht mehr von wem der Satellit ist. Warum fragst du?“</text:p>
      <text:p text:style-name="P29">„Nur aus Interesse.“</text:p>
      <text:p text:style-name="P29">Die drei essen das Abendessen fertig und reden über alle möglichen Dinge.</text:p>
      <text:p text:style-name="P29">Nach dem Abendessen sagt ihm seine Mutter zu ihm: „Bitte schau noch mal über die</text:p>
      <text:p text:style-name="P29">Sachen, die ich dir für morgen zusammengepackt hab.“</text:p>
      <text:p text:style-name="P29">Als er geht, muss seine Mutter lächeln, da sie ihm die Spiegelreflexkamera zu seinen Sachen, für den morgigen Abflug, hin zugelegt hatte.</text:p>
      <text:p text:style-name="P44"><text:span text:style-name="T68">Liam</text:span> sieht die Spiegelreflexkamera. Kurz darauf läuft er runter zu seinen Eltern.</text:p>
      <text:p text:style-name="P29">„Mama, Papa, ich glaub ihr habt mir aus versehen <text:span text:style-name="T69">eine</text:span> Kamera zu meinem Gebäck hin zugelegt!“, ruft der 10-jährige Junge aufgeregt.</text:p>
      <text:p text:style-name="P29">„Nein Schatz, ich hab sie dir heute zu deinem Gebäck gelegt, damit du morgen aus Flieger schöne Fotos machen kannst.“, entgegnet seine Mutter ruhig.</text:p>
      <text:p text:style-name="P29">„Danke Mama!“, er läuft zu ihr und umarmt sie und seine Mutter umarmt ihn zurück.</text:p>
      <text:p text:style-name="P29">„Hast du dir den Wecker für morgen schon gestellt?“</text:p>
      <text:p text:style-name="P29">„Ja hab ich.“</text:p>
      <text:p text:style-name="P29">„Dann mach dich Bettfertig und geh schlafen.“</text:p>
      <text:p text:style-name="P29">„Kannst du dann nac<text:span text:style-name="T49">h</text:span>her bitte noch mal zu mir kommen?“</text:p>
      <text:p text:style-name="P29">„Natürlich.“</text:p>
      <text:p text:style-name="P44"><text:span text:style-name="T68">Liam</text:span> macht sich bettfertig und geht in sein Zimmer um schlafen zu gehen und wartet auf seine Mutter. Diese kommt 3 Minuten später in sein Zimmer.</text:p>
      <text:p text:style-name="P29">„Gute Nacht mein Schatz.“</text:p>
      <text:p text:style-name="P29">„Gute Nacht Mama.“</text:p>
      <text:p text:style-name="P44">Seine Mutter gibt <text:span text:style-name="T68">Liam</text:span> einen Kuss auf seine Stirn.</text:p>
      <text:p text:style-name="P44"><text:span text:style-name="T68">Liam</text:span> träumt von einem Sonnenuntergang und als die Sonne untergegangen ist, sieht er im Traum Polarlichter, wobei ein Satellit abstürzt. Aus dem Satelliten steigen dann Elfen aus.</text:p>
      <text:p text:style-name="P29">Der Traum hatte etwas magisches an sich.</text:p>
      <text:p text:style-name="P29"><text:span text:style-name="T40">*Wow, ich dachte Elfen gäbe es nur in Legenden von den Isländern*</text:span>, denkt er sich im Traum.</text:p>
      <text:p text:style-name="P29">Er steht am nächsten Morgen auf und erzählte seinen Eltern von seinem Traum.</text:p>
      <text:p text:style-name="P29">Die Familie fährt nach dem Frühstück zum Flughafen und checken ein. Dort ist der übliche Flughafen Stress.</text:p>
      <text:p text:style-name="P29">Später im Flug und auf dem Weg zum Hotel passieren die üblichen Sachen, die in solchen Situationen passieren.</text:p>
      <text:p text:style-name="P29">Als die Familie an diesem Abend aufs Land fährt um sich den Sonnenuntergang und die Polarlichter zu sehen, fährt die Familie zu der Stelle, wo der Satellit abgestürzt ist.</text:p>
      <text:p text:style-name="P44"><text:soft-page-break/>Dort schaut sich <text:span text:style-name="T68">Liam</text:span> um und sieht Trümmerteile vom Satelliten. Auf einem der Teile steht der Firmenname von welchem der Satellit ist: StellAvenir.</text:p>
      <text:p text:style-name="P29">Das legt den Grundstein, dass er dort anfangen will, auch wenn er es noch nicht wirklich weiß. Der Sonnenuntergang lässt die Schatten lang erscheinen.</text:p>
      <text:p text:style-name="P44">Bei den Polarlichtern bildet sich <text:span text:style-name="T68">Liam</text:span> ein leuchten zu sehen, welches um die Trümmerteilen zu kommen scheint. Er sieht auch Elfen über den Trümmern, ist sich aber nicht sicher, ob das Einbildung ist, oder nicht. Der vorherige Sonnenuntergang und die jetzigen Polarlichter haben eine solche magische Wirkung auf den 10 jährigen Jungen, so dass <text:span text:style-name="T70">er beim</text:span> Leuchten nicht den Unterschied zwischen magisch oder nicht magisch <text:span text:style-name="T70">erkennen kann</text:span>. Er macht trotzdem ein Foto von diesem Leuchten und den <text:span text:style-name="T71">vermeintlichen </text:span>Elfen.</text:p>
      <text:p text:style-name="P29">Zurück im Hotel fällt er sofort ins Bett und schläft ein.</text:p>
      <text:p text:style-name="P29">Am nächsten Tag schaut er sich das Foto an, welches er vom Leuchten über den Trümmern gesehen hat und <text:span text:style-name="T71">es ist nur eine Reflektion von den Trümmerteilen </text:span><text:span text:style-name="T72">und er es wegen der Müdigkeit als Elfen verwechselt hatte</text:span>.</text:p>
      <text:p text:style-name="P44">Mit den Jahren entwickelt <text:span text:style-name="T68">Liam</text:span> ein großes Interesse an Mythologie und dem Fliegen. Das Interesse am Fliegen ist durch den Satelliten in Island hauptsächlich dem Fliegen im All gewidmet.</text:p>
      <text:p text:style-name="P29">Im Gymnasium fängt er an zu bemerken, dass er homosexuell ist <text:span text:style-name="T73">und </text:span><text:span text:style-name="T74">wird von seinen Klassenkameraden dafür gemobbt. Das veranlasst ihn sich zurückzuziehen und sich mehr mit der Schule beschäftigt.</text:span></text:p>
      <text:p text:style-name="P45">Mit 18 fängt er eine Ausbildung zum Piloten <text:span text:style-name="T75">(</text:span>EASA-ATPL<text:span text:style-name="T76">)</text:span> mit Spezialisierung auf Experimentalflug und Suborbitaltechnik an <text:span text:style-name="T75">und besteht sie nach drei Jahren erfolgreich ab</text:span>.</text:p>
      <text:p text:style-name="P29">Als er <text:span text:style-name="T75">die</text:span> Pilotenausbildung abgeschlossen hatte, bewirbt er sich bei ‚StellAvenir’, wo er <text:span text:style-name="T71">nach ein paar Tests und </text:span><text:span text:style-name="T75">Bewerbungsg</text:span><text:span text:style-name="T71">esprächen</text:span> angenommen wi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9</text:page-number><text:bookmark-end text:name="PageNumWizard_FOOTER_Default Page Style1"/></text:p>
      </style:footer>
      <style:footer-left>
        <text:p text:style-name="MP2"><text:bookmark-start text:name="PageNumWizard_FOOTER_Default Page Style2"/><text:page-number text:select-page="current">10</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4T16:43:14.164776104</meta:creation-date>
    <dc:date>2025-12-01T22:24:30.673358300</dc:date>
    <meta:editing-duration>PT14H20M49S</meta:editing-duration>
    <meta:editing-cycles>24</meta:editing-cycles>
    <meta:generator>LibreOffice/25.8.3.2$Windows_X86_64 LibreOffice_project/8ca8d55c161d602844f5428fa4b58097424e324e</meta:generator>
    <meta:print-date>2025-05-02T10:22:22.096090247</meta:print-date>
    <meta:document-statistic meta:table-count="0" meta:image-count="0" meta:object-count="0" meta:page-count="12" meta:paragraph-count="219" meta:word-count="4735" meta:character-count="29261" meta:non-whitespace-character-count="24742"/>
  </office:meta>
</office:document-meta>
</file>